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B000000952717ABB62EA84C07.png" manifest:media-type="image/png"/>
  <manifest:file-entry manifest:full-path="Pictures/100000010000022B00000101A075D5692EECC21D.png" manifest:media-type="image/png"/>
  <manifest:file-entry manifest:full-path="Pictures/100000010000022B0000012294F44A5186A4EA6F.png" manifest:media-type="image/png"/>
  <manifest:file-entry manifest:full-path="Pictures/100000010000022B000000962DF887718402874E.png" manifest:media-type="image/png"/>
  <manifest:file-entry manifest:full-path="Pictures/100000010000022B0000010031BF51A0755C0CFA.png" manifest:media-type="image/png"/>
  <manifest:file-entry manifest:full-path="Pictures/100000010000022B000000B6B04A83DF1761FF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c33c"/>
    </style:style>
    <style:style style:name="P2" style:family="paragraph" style:parent-style-name="Standard">
      <style:paragraph-properties fo:break-before="page"/>
      <style:text-properties officeooo:paragraph-rsid="001ac3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5201in" svg:y="0.2992in" svg:width="5.7811in" svg:height="1.8957in" draw:z-index="0"><draw:image xlink:href="Pictures/100000010000022B000000B6B04A83DF1761FF86.png" xlink:type="simple" xlink:show="embed" xlink:actuate="onLoad" draw:mime-type="image/png"/></draw:frame><draw:frame draw:style-name="fr2" draw:name="Image2" text:anchor-type="char" svg:x="0.5638in" svg:y="2.45in" svg:width="5.7811in" svg:height="2.6665in" draw:z-index="1"><draw:image xlink:href="Pictures/100000010000022B0000010031BF51A0755C0CFA.png" xlink:type="simple" xlink:show="embed" xlink:actuate="onLoad" draw:mime-type="image/png"/></draw:frame><draw:frame draw:style-name="fr1" draw:name="Image3" text:anchor-type="char" svg:x="0.5638in" svg:y="5.3854in" svg:width="5.7811in" svg:height="1.5626in" draw:z-index="2"><draw:image xlink:href="Pictures/100000010000022B000000962DF887718402874E.png" xlink:type="simple" xlink:show="embed" xlink:actuate="onLoad" draw:mime-type="image/png"/></draw:frame></text:p>
      <text:p text:style-name="P2"><draw:frame draw:style-name="fr2" draw:name="Image4" text:anchor-type="char" svg:x="0.6583in" svg:y="0.2252in" svg:width="5.7811in" svg:height="3.0209in" draw:z-index="3"><draw:image xlink:href="Pictures/100000010000022B0000012294F44A5186A4EA6F.png" xlink:type="simple" xlink:show="embed" xlink:actuate="onLoad" draw:mime-type="image/png"/></draw:frame><draw:frame draw:style-name="fr1" draw:name="Image5" text:anchor-type="char" svg:x="0.6374in" svg:y="3.502in" svg:width="5.7811in" svg:height="2.6772in" draw:z-index="4"><draw:image xlink:href="Pictures/100000010000022B00000101A075D5692EECC21D.png" xlink:type="simple" xlink:show="embed" xlink:actuate="onLoad" draw:mime-type="image/png"/></draw:frame><draw:frame draw:style-name="fr1" draw:name="Image6" text:anchor-type="char" svg:x="0.6244in" svg:y="6.4193in" svg:width="5.7811in" svg:height="1.552in" draw:z-index="5"><draw:image xlink:href="Pictures/100000010000022B000000952717ABB62EA84C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4:44:04.933711912</meta:creation-date>
    <dc:date>2024-01-10T14:50:00.758867005</dc:date>
    <meta:editing-duration>PT5M56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7.5.9.2$Linux_X86_64 LibreOffice_project/50$Build-2</meta:generator>
  </office:meta>
</office:document-meta>
</file>